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41cm"/>
    </style:style>
    <style:style style:name="Tabla1.B" style:family="table-column">
      <style:table-column-properties style:column-width="12.261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B5" style:family="table-cell">
      <style:table-cell-properties fo:padding="0cm" fo:border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51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6.812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792cm"/>
    </style:style>
    <style:style style:name="Tabla3.B" style:family="table-column">
      <style:table-column-properties style:column-width="2.794cm"/>
    </style:style>
    <style:style style:name="Tabla3.C" style:family="table-column">
      <style:table-column-properties style:column-width="2.91cm"/>
    </style:style>
    <style:style style:name="Tabla3.D" style:family="table-column">
      <style:table-column-properties style:column-width="3.41cm"/>
    </style:style>
    <style:style style:name="Tabla3.E" style:family="table-column">
      <style:table-column-properties style:column-width="2.588cm"/>
    </style:style>
    <style:style style:name="Tabla3.F" style:family="table-column">
      <style:table-column-properties style:column-width="3.224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8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P6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P7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8" style:family="paragraph" style:parent-style-name="Standard">
      <style:text-properties style:font-name="Calibri1"/>
    </style:style>
    <style:style style:name="P9" style:family="paragraph" style:parent-style-name="Standard">
      <style:text-properties style:font-name="Calibri1" fo:language="es" fo:country="ES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style:font-weight-asian="bold"/>
    </style:style>
    <style:style style:name="P11" style:family="paragraph" style:parent-style-name="Standard">
      <style:text-properties fo:color="#000000" style:font-name="Calibri1" fo:font-size="9pt" fo:language="es" fo:country="ES" style:font-name-asian="Calibri3" style:font-size-asian="9pt" style:font-name-complex="Arial1" style:font-size-complex="9pt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color="#292526" style:font-name="Calibri1" fo:language="es" fo:country="ES" style:font-name-complex="5485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1" fo:language="es" fo:country="ES" officeooo:paragraph-rsid="00116d52" style:font-name-complex="5485"/>
    </style:style>
    <style:style style:name="P15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16" style:family="paragraph" style:parent-style-name="Standard">
      <style:text-properties style:font-name="Calibri2" officeooo:paragraph-rsid="0013f6d1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0.113cm" fo:margin-right="0cm" fo:text-indent="0cm" style:auto-text-indent="false"/>
    </style:style>
    <style:style style:name="P19" style:family="paragraph" style:parent-style-name="Standard">
      <style:paragraph-properties fo:margin-left="0.113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20" style:family="paragraph" style:parent-style-name="Standard">
      <style:paragraph-properties fo:margin-left="0.113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21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22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officeooo:paragraph-rsid="001314da" style:font-name-asian="Arial1" style:font-size-asian="9pt" style:font-name-complex="Arial1" style:font-size-complex="9pt"/>
    </style:style>
    <style:style style:name="P23" style:family="paragraph" style:parent-style-name="Standard">
      <style:paragraph-properties fo:margin-left="5.89cm" fo:margin-right="0cm" fo:text-indent="0cm" style:auto-text-indent="false"/>
      <style:text-properties style:font-name="Calibri1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24" style:family="paragraph" style:parent-style-name="Standard">
      <style:paragraph-properties fo:margin-left="2.402cm" fo:margin-right="0cm" fo:text-indent="0cm" style:auto-text-indent="false"/>
      <style:text-properties style:font-name="Calibri1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25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26" style:family="paragraph" style:parent-style-name="Default">
      <style:text-properties style:font-name="Calibri1" fo:font-size="9pt" style:font-size-asian="9pt" style:font-size-complex="9pt"/>
    </style:style>
    <style:style style:name="P27" style:family="paragraph" style:parent-style-name="Default">
      <style:paragraph-properties fo:text-align="center" style:justify-single-word="false"/>
      <style:text-properties style:font-name="Calibri1" fo:letter-spacing="-0.002cm" fo:font-weight="bold" style:font-name-asian="Arial1" style:font-weight-asian="bold"/>
    </style:style>
    <style:style style:name="P28" style:family="paragraph" style:parent-style-name="Default">
      <style:paragraph-properties fo:text-align="center" style:justify-single-word="false"/>
      <style:text-properties style:font-name="Calibri1" fo:letter-spacing="-0.002cm" fo:font-weight="bold" officeooo:paragraph-rsid="001314da" style:font-name-asian="Arial1" style:font-weight-asian="bold"/>
    </style:style>
    <style:style style:name="P29" style:family="paragraph" style:parent-style-name="Default">
      <style:text-properties style:font-name="Calibri2" fo:font-size="8pt" officeooo:paragraph-rsid="001314da" style:font-size-asian="8pt" style:font-size-complex="8pt"/>
    </style:style>
    <style:style style:name="P30" style:family="paragraph" style:parent-style-name="Standard">
      <style:paragraph-properties fo:margin-left="0.065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31" style:family="paragraph" style:parent-style-name="Standard">
      <style:paragraph-properties fo:margin-left="0.065cm" fo:margin-right="0cm" fo:text-indent="0cm" style:auto-text-indent="false"/>
      <style:text-properties style:font-name="Calibri1" fo:letter-spacing="0.005cm" fo:font-weight="bold" style:font-name-asian="Arial1" style:font-weight-asian="bold" style:font-name-complex="Arial1"/>
    </style:style>
    <style:style style:name="P32" style:family="paragraph" style:parent-style-name="Standard">
      <style:paragraph-properties fo:margin-left="0.065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33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34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officeooo:paragraph-rsid="001314da" style:font-name-asian="Arial1" style:font-size-asian="9pt" style:font-name-complex="Arial1" style:font-size-complex="9pt"/>
    </style:style>
    <style:style style:name="P35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fo:language="es" fo:country="ES" officeooo:paragraph-rsid="001314da" style:font-name-asian="Arial1" style:font-size-asian="9pt" style:font-name-complex="Arial1" style:font-size-complex="9pt"/>
    </style:style>
    <style:style style:name="P36" style:family="paragraph" style:parent-style-name="Standard">
      <style:paragraph-properties fo:margin-left="0.065cm" fo:margin-right="0cm" fo:text-indent="0cm" style:auto-text-indent="false"/>
      <style:text-properties style:font-name="Calibri2" fo:font-size="10pt" fo:language="es" fo:country="ES" officeooo:paragraph-rsid="000f17d6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0.065cm" fo:margin-right="0cm" fo:text-indent="0cm" style:auto-text-indent="false"/>
      <style:text-properties style:font-name="Calibri2" fo:font-size="8pt" fo:language="es" fo:country="ES" officeooo:paragraph-rsid="001314da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Calibri2" fo:font-size="10pt" officeooo:paragraph-rsid="000f17d6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Calibri2" fo:font-size="8pt" fo:language="es" fo:country="ES" officeooo:paragraph-rsid="001314da" style:font-name-asian="Arial1" style:font-size-asian="8pt" style:font-name-complex="Arial1" style:font-size-complex="8pt"/>
    </style:style>
    <style:style style:name="P40" style:family="paragraph" style:parent-style-name="Standard">
      <style:paragraph-properties fo:margin-left="0.307cm" fo:margin-right="0cm" fo:text-indent="0cm" style:auto-text-indent="false"/>
    </style:style>
    <style:style style:name="P41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2" style:family="paragraph" style:parent-style-name="List_20_Paragraph" style:list-style-name="WWNum7">
      <style:paragraph-properties fo:margin-left="0.75cm" fo:margin-right="0cm" fo:text-align="justify" style:justify-single-word="false" fo:text-indent="-0.635cm" style:auto-text-indent="false"/>
      <style:text-properties fo:color="#292526" style:font-name="Calibri1" style:font-name-asian="Calibri3" style:font-name-complex="5485"/>
    </style:style>
    <style:style style:name="T1" style:family="text">
      <style:text-properties style:text-position="-5% 100%" style:font-name="Calibri1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1" fo:letter-spacing="0.004cm" fo:language="es" fo:country="ES" fo:font-weight="bold" officeooo:rsid="000d24c6" style:font-name-asian="Arial1" style:font-weight-asian="bold" style:font-name-complex="Arial1"/>
    </style:style>
    <style:style style:name="T3" style:family="text">
      <style:text-properties style:text-position="-5% 100%" style:font-name="Calibri1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1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1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1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1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1"/>
    </style:style>
    <style:style style:name="T9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/>
    </style:style>
    <style:style style:name="T10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1" style:family="text">
      <style:text-properties style:font-name="Calibri1" fo:font-weight="bold" style:font-name-asian="Arial1" style:font-weight-asian="bold" style:font-name-complex="Arial1"/>
    </style:style>
    <style:style style:name="T12" style:family="text">
      <style:text-properties style:font-name="Calibri1" fo:font-weight="bold" style:font-name-asian="Arial1" style:font-weight-asian="bold" style:font-name-complex="Arial1" style:text-scale="99%"/>
    </style:style>
    <style:style style:name="T13" style:family="text">
      <style:text-properties style:font-name="Calibri1" fo:letter-spacing="-0.002cm" fo:font-weight="bold" style:font-name-asian="Arial1" style:font-weight-asian="bold" style:font-name-complex="Arial1"/>
    </style:style>
    <style:style style:name="T14" style:family="text">
      <style:text-properties style:font-name="Calibri1" fo:letter-spacing="-0.002cm" fo:font-weight="bold" style:font-name-asian="Arial1" style:font-weight-asian="bold" style:font-name-complex="Arial1" style:text-scale="99%"/>
    </style:style>
    <style:style style:name="T15" style:family="text">
      <style:text-properties style:font-name="Calibri1" fo:letter-spacing="-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6" style:family="text">
      <style:text-properties style:font-name="Calibri1" fo:letter-spacing="0.002cm" fo:font-weight="bold" style:font-name-asian="Arial1" style:font-weight-asian="bold" style:font-name-complex="Arial1"/>
    </style:style>
    <style:style style:name="T17" style:family="text">
      <style:text-properties style:font-name="Calibri1" fo:letter-spacing="0.002cm" fo:font-weight="bold" style:font-name-asian="Arial1" style:font-weight-asian="bold" style:font-name-complex="Arial1" style:text-scale="99%"/>
    </style:style>
    <style:style style:name="T18" style:family="text">
      <style:text-properties style:font-name="Calibri1" fo:letter-spacing="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9" style:family="text">
      <style:text-properties style:font-name="Calibri1" fo:letter-spacing="0.005cm" fo:font-weight="bold" style:font-name-asian="Arial1" style:font-weight-asian="bold" style:font-name-complex="Arial1"/>
    </style:style>
    <style:style style:name="T20" style:family="text">
      <style:text-properties style:font-name="Calibri1" fo:letter-spacing="0.005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1" style:family="text">
      <style:text-properties style:font-name="Calibri1" fo:letter-spacing="-0.025cm" fo:font-weight="bold" style:font-name-asian="Arial1" style:font-weight-asian="bold" style:font-name-complex="Arial1"/>
    </style:style>
    <style:style style:name="T22" style:family="text">
      <style:text-properties style:font-name="Calibri1" fo:letter-spacing="0.007cm" fo:font-weight="bold" style:font-name-asian="Arial1" style:font-weight-asian="bold" style:font-name-complex="Arial1" style:text-scale="99%"/>
    </style:style>
    <style:style style:name="T23" style:family="text">
      <style:text-properties style:font-name="Calibri1" fo:letter-spacing="-0.009cm" fo:font-weight="bold" style:font-name-asian="Arial1" style:font-weight-asian="bold" style:font-name-complex="Arial1" style:text-scale="99%"/>
    </style:style>
    <style:style style:name="T24" style:family="text">
      <style:text-properties style:font-name="Calibri1" fo:letter-spacing="0.004cm" fo:font-weight="bold" style:font-name-asian="Arial1" style:font-weight-asian="bold" style:font-name-complex="Arial1" style:text-scale="99%"/>
    </style:style>
    <style:style style:name="T25" style:family="text">
      <style:text-properties style:font-name="Calibri1" fo:letter-spacing="0.004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6" style:family="text">
      <style:text-properties style:font-name="Calibri1" fo:font-size="10pt" officeooo:rsid="00116d52" style:font-size-asian="10pt" style:font-size-complex="10pt"/>
    </style:style>
    <style:style style:name="T27" style:family="text">
      <style:text-properties style:font-name="Calibri1" officeooo:rsid="000d24c6"/>
    </style:style>
    <style:style style:name="T28" style:family="text">
      <style:text-properties style:font-name="Calibri1" fo:font-size="11pt" officeooo:rsid="000f6d62" style:font-size-asian="11pt" style:font-size-complex="11pt"/>
    </style:style>
    <style:style style:name="T29" style:family="text">
      <style:text-properties style:font-name="Calibri1" officeooo:rsid="0013f6d1" style:font-name-asian="Arial1" style:font-name-complex="Arial1"/>
    </style:style>
    <style:style style:name="T30" style:family="text">
      <style:text-properties fo:color="#292526" style:font-name="Calibri1" style:text-underline-style="solid" style:text-underline-width="auto" style:text-underline-color="font-color" style:font-name-asian="Calibri3" style:font-name-complex="5485"/>
    </style:style>
    <style:style style:name="T31" style:family="text">
      <style:text-properties fo:color="#292526" style:font-name="Calibri1" style:font-name-asian="Calibri3" style:font-name-complex="5485"/>
    </style:style>
    <style:style style:name="T32" style:family="text">
      <style:text-properties fo:color="#000000" style:font-name="Calibri1" fo:language="es" fo:country="ES" officeooo:rsid="00116d52" style:font-name-asian="Calibri3" style:font-name-complex="Arial1" style:font-weight-complex="bold"/>
    </style:style>
    <style:style style:name="T33" style:family="text">
      <style:text-properties officeooo:rsid="00116d52"/>
    </style:style>
    <style:style style:name="T34" style:family="text">
      <style:text-properties officeooo:rsid="001314da"/>
    </style:style>
    <style:style style:name="T35" style:family="text">
      <style:text-properties officeooo:rsid="00839359"/>
    </style:style>
    <style:style style:name="T36" style:family="text">
      <style:text-properties officeooo:rsid="001590d7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manager_id.identification_id" text:name="py3o.o.manager_id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2.identification_id" text:name="py3o.o.treatment_applicator2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</text:user-field-decls>
      <text:p text:style-name="P41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Nombre:</text:p>
          </table:table-cell>
          <table:table-cell table:style-name="Tabla1.B1" office:value-type="string">
            <text:p text:style-name="P36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19">Domicilio:</text:p>
          </table:table-cell>
          <table:table-cell table:style-name="Tabla1.B2" office:value-type="string">
            <text:p text:style-name="P36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19">N.I.F./C.I.F.:</text:p>
          </table:table-cell>
          <table:table-cell table:style-name="Tabla1.B3" office:value-type="string">
            <text:p text:style-name="P36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19">Teléfono / Fax:</text:p>
          </table:table-cell>
          <table:table-cell table:style-name="Tabla1.B4" office:value-type="string">
            <text:p text:style-name="P38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1" office:value-type="string">
            <text:p text:style-name="P19">Instalacion tratada</text:p>
          </table:table-cell>
          <table:table-cell table:style-name="Tabla1.B5" office:value-type="string">
            <text:p text:style-name="P18"><text:a xlink:type="simple" xlink:href="py3o://function=%22'%20,%20'.join(o.type_of_installation_id.mapped('name'))%22" text:style-name="Internet_20_link" text:visited-style-name="Visited_20_Internet_20_Link"><text:span text:style-name="T28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19">Instalación notificada a <text:s/>Aut. Comp.</text:p>
          </table:table-cell>
          <table:table-cell table:style-name="Tabla1.B6" office:value-type="string">
            <text:p text:style-name="P18"><text:a xlink:type="simple" xlink:href="py3o://function=%22o.date_of_notification%20and%20'Sí'%20or%20'No'%22" text:style-name="Internet_20_link" text:visited-style-name="Visited_20_Internet_20_Link"><text:span text:style-name="T28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19">Fecha de notificación</text:p>
          </table:table-cell>
          <table:table-cell table:style-name="Tabla1.B7" office:value-type="string">
            <text:p text:style-name="P18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28">function="o.date_of_notification and format_date(o.date_of_notification, '%d/%m/%Y') or ''"</text:span></text:a></text:p>
          </table:table-cell>
        </table:table-row>
      </table:table>
      <text:p text:style-name="P23"/>
      <text:p text:style-name="P17"><text:span text:style-name="T13">P</text:span><text:span text:style-name="T11">R</text:span><text:span text:style-name="T16">O</text:span><text:span text:style-name="T11">DUC</text:span><text:span text:style-name="T19">T</text:span><text:span text:style-name="T16">O</text:span><text:span text:style-name="T11">S</text:span><text:span text:style-name="T21"> </text:span><text:span text:style-name="T14">E</text:span><text:span text:style-name="T22">M</text:span><text:span text:style-name="T14">P</text:span><text:span text:style-name="T12">L</text:span><text:span text:style-name="T22">E</text:span><text:span text:style-name="T23">A</text:span><text:span text:style-name="T24">D</text:span><text:span text:style-name="T17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<text:span text:style-name="T11">N</text:span><text:span text:style-name="T16">o</text:span><text:span text:style-name="T11">m</text:span><text:span text:style-name="T16">b</text:span><text:span text:style-name="T13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legionella_products_id.mapped('product_id.name'))%22" text:style-name="Internet_20_link" text:visited-style-name="Visited_20_Internet_20_Link"><text:span text:style-name="T26">function="' , '.join(o.legionella_products_id.mapped('product_id.name'))"</text:span></text:a></text:p>
          </table:table-cell>
        </table:table-row>
        <table:table-row table:style-name="Tabla2.2">
          <table:table-cell table:style-name="Tabla2.A1" office:value-type="string">
            <text:p text:style-name="P30">Nº Registro (Biocida):</text:p>
          </table:table-cell>
          <table:table-cell table:style-name="Tabla2.B2" office:value-type="string">
            <text:p text:style-name="Standard"><text:a xlink:type="simple" xlink:href="py3o://function=%22'%20,%20'.join(o.legionella_products_id.filtered('registration_number').mapped('registration_number'))%22" text:style-name="Internet_20_link" text:visited-style-name="Visited_20_Internet_20_Link"><text:span text:style-name="T32">function="' , '.join(o.legionella_products_id.filtered('registration_number').mapped('registration_number'))"</text:span></text:a></text:p>
          </table:table-cell>
        </table:table-row>
        <table:table-row table:style-name="Tabla2.3">
          <table:table-cell table:style-name="Tabla2.A1" office:value-type="string">
            <text:p text:style-name="P31">Protocolo seguido:</text:p>
          </table:table-cell>
          <table:table-cell table:style-name="Tabla2.B3" office:value-type="string">
            <text:p text:style-name="P12"><text:span text:style-name="T30">Procedimiento de limpieza y desinfección</text:span><text:span text:style-name="T31">:</text:span></text:p>
            <text:list xml:id="list1944435479" text:style-name="WWNum7">
              <text:list-item>
                <text:p text:style-name="P42">Ajustar el pH entre 7 y 8, para mejorar la acción del cloro.</text:p>
              </text:list-item>
              <text:list-item>
                <text:p text:style-name="P42">Añadir cloro en cantidad suficiente para mantener en el agua de la balsa una concentración máxima de cloro libre residual de 5 mg/L.</text:p>
              </text:list-item>
              <text:list-item>
                <text:p text:style-name="P42">Añadir la cantidad adecuada de biodispersante para que actúe sobre la biocapa y permita el ataque del cloro en su interior, así como un inhibidor de la corrosión, específico para cada sistema.</text:p>
              </text:list-item>
              <text:list-item>
                <text:p text:style-name="P42">Recircular por espacio de 4 horas manteniendo los niveles de cloro residual libre. Se realizarán determinaciones del mismo cada hora, para asegurar el contenido de cloro residual previsto. Es obligatoria la utilización de dosificadores automáticos. </text:p>
              </text:list-item>
              <text:list-item>
                <text:p text:style-name="P42">Una vez finalizada la operación de limpieza en caso de que la calidad del agua no sea aceptable se podrá renovar la totalidad del agua del circuito a criterio del responsable de mantenimiento, abriendo la purga al máximo posible y manteniendo el nivel de la balsa.</text:p>
              </text:list-item>
            </text:list>
            <text:p text:style-name="P13"/>
            <text:p text:style-name="P14"><text:bookmark text:name="_GoBack"/>Código muestra determinación de Legionella:</text:p>
            <text:p text:style-name="P14"><text:a xlink:type="simple" xlink:href="py3o://function=%22'%20,%20'.join([x.code%20+%20'%20-%20'%20+%20dict(x.fields_get(allfields=['type_product'])['type_product']['selection'])[x.type_product]%20for%20x%20in%20o.legionella_products_id])%22" text:style-name="Internet_20_link" text:visited-style-name="Visited_20_Internet_20_Link"><text:span text:style-name="T36">function="' , '.join([x.code + ' - ' + dict(x.fields_get(allfields=['type_product'])['type_product']['selection'])[x.type_product] for x in o.legionella_products_id])"</text:span></text:a> <text:s text:c="23"/></text:p>
          </table:table-cell>
        </table:table-row>
        <table:table-row table:style-name="Tabla2.4">
          <table:table-cell table:style-name="Tabla2.A1" office:value-type="string">
            <text:p text:style-name="P20">Otros productos; presenta ficha de datos de seguridad</text:p>
          </table:table-cell>
          <table:table-cell table:style-name="Tabla2.B4" office:value-type="string">
            <text:p text:style-name="P26"/>
          </table:table-cell>
        </table:table-row>
        <table:table-row table:style-name="Tabla2.5">
          <table:table-cell table:style-name="Tabla2.A1" office:value-type="string">
            <text:p text:style-name="P32">Dosis empleada</text:p>
          </table:table-cell>
          <table:table-cell table:style-name="Tabla2.B5" office:value-type="string">
            <text:p text:style-name="P11"/>
          </table:table-cell>
        </table:table-row>
        <table:table-row table:style-name="Tabla2.6">
          <table:table-cell table:style-name="Tabla2.A1" office:value-type="string">
            <text:p text:style-name="P32">Tiempo de actuación</text:p>
          </table:table-cell>
          <table:table-cell table:style-name="Tabla2.B6" office:value-type="string">
            <text:p text:style-name="P11"/>
          </table:table-cell>
        </table:table-row>
      </table:table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27">RESPONSABLE TÉCNICO</text:p>
          </table:table-cell>
          <table:covered-table-cell/>
          <table:table-cell table:style-name="Tabla3.C1" table:number-columns-spanned="2" office:value-type="string">
            <text:p text:style-name="P27">APLICADOR DEL TRATAMIENTO</text:p>
          </table:table-cell>
          <table:covered-table-cell/>
          <table:table-cell table:style-name="Tabla3.A1" table:number-columns-spanned="2" office:value-type="string">
            <text:p text:style-name="P28">APLICADOR DEL TRATAMIENT<text:span text:style-name="T34">O 2</text:span> <text:s/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21">Nombre</text:p>
          </table:table-cell>
          <table:table-cell table:style-name="Tabla3.B2" office:value-type="string">
            <text:p text:style-name="P29"><text:user-field-get text:name="py3o.o.manager_id.name">manager_id.name</text:user-field-get></text:p>
          </table:table-cell>
          <table:table-cell table:style-name="Tabla3.C2" office:value-type="string">
            <text:p text:style-name="P21">Nombre</text:p>
          </table:table-cell>
          <table:table-cell table:style-name="Tabla3.D2" office:value-type="string">
            <text:p text:style-name="P29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22">Nombre</text:p>
          </table:table-cell>
          <table:table-cell table:style-name="Tabla3.F2" office:value-type="string">
            <text:p text:style-name="P29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33">DNI</text:p>
          </table:table-cell>
          <table:table-cell table:style-name="Tabla3.B3" office:value-type="string">
            <text:p text:style-name="P29"><text:user-field-get text:name="py3o.o.manager_id.identification_id">manager_id.identification_id</text:user-field-get></text:p>
          </table:table-cell>
          <table:table-cell table:style-name="Tabla3.C3" office:value-type="string">
            <text:p text:style-name="P33">DNI</text:p>
          </table:table-cell>
          <table:table-cell table:style-name="Tabla3.D3" office:value-type="string">
            <text:p text:style-name="P29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34">DNI</text:p>
          </table:table-cell>
          <table:table-cell table:style-name="Tabla3.F3" office:value-type="string">
            <text:p text:style-name="P29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33">Lugar y fecha de realización del curso / formación</text:p>
          </table:table-cell>
          <table:table-cell table:style-name="Tabla3.B4" office:value-type="string">
            <text:p text:style-name="P39"><text:user-field-get text:name="py3o.o.manager_id.place_completion_course">manager_id.place_completion_course</text:user-field-get></text:p>
            <text:p text:style-name="P39"><text:user-field-get text:name="py3o.o.manager_id.date_completion_course">manager_id.date_completion_course</text:user-field-get></text:p>
          </table:table-cell>
          <table:table-cell table:style-name="Tabla3.C4" office:value-type="string">
            <text:p text:style-name="P33">Lugar y fecha de realización del curso / formación</text:p>
          </table:table-cell>
          <table:table-cell table:style-name="Tabla3.D4" office:value-type="string">
            <text:p text:style-name="P37"><text:user-field-get text:name="py3o.o.treatment_applicator1.place_completion_course">treatment_applicator1.place_completion_course</text:user-field-get></text:p>
            <text:p text:style-name="P37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35">Lugar y fecha de realización del curso / formación</text:p>
          </table:table-cell>
          <table:table-cell table:style-name="Tabla3.F4" office:value-type="string">
            <text:p text:style-name="P37"><text:user-field-get text:name="py3o.o.treatment_applicator2.place_completion_course">treatment_applicator2.place_completion_course</text:user-field-get></text:p>
            <text:p text:style-name="P37"><text:user-field-get text:name="py3o.o.treatment_applicator2.date_completion_course">treatment_applicator2.date_completion_course</text:user-field-get></text:p>
          </table:table-cell>
        </table:table-row>
      </table:table>
      <text:p text:style-name="P24"/>
      <text:p text:style-name="P9"><draw:frame draw:style-name="fr1" draw:name="Marco1" text:anchor-type="paragraph" svg:x="2.295cm" svg:y="0.198cm" svg:width="9.742cm" draw:z-index="1"><draw:text-box fo:min-height="0.041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25"><text:span text:style-name="T10">Fe</text:span><text:span text:style-name="T15">c</text:span><text:span text:style-name="T10">ha de </text:span><text:span text:style-name="T20">p</text:span><text:span text:style-name="T15">r</text:span><text:span text:style-name="T10">e</text:span><text:span text:style-name="T15">s</text:span><text:span text:style-name="T20">t</text:span><text:span text:style-name="T10">a</text:span><text:span text:style-name="T15">c</text:span><text:span text:style-name="T10">ión</text:span><text:span text:style-name="T18"> </text:span><text:span text:style-name="T10">del</text:span><text:span text:style-name="T25"> s</text:span><text:span text:style-name="T10">e</text:span><text:span text:style-name="T15">r</text:span><text:span text:style-name="T25">v</text:span><text:span text:style-name="T10">ic</text:span><text:span text:style-name="T15">i</text:span><text:span text:style-name="T10">o: </text:span><text:span text:style-name="T9"><text:tab/></text:span></text:p></table:table-cell><table:table-cell table:style-name="Tabla4.A1" office:value-type="string"><text:p text:style-name="P40"><text:a xlink:type="simple" xlink:href="py3o://function=format_date(o.picking_date,%20'%25d/%25m/%25Y')" text:style-name="Internet_20_link" text:visited-style-name="Visited_20_Internet_20_Link"><text:span text:style-name="T29">function=format_date(o.picking_date, '%d/%m/%Y')</text:span></text:a></text:p></table:table-cell></table:table-row></table:table></draw:text-box></draw:frame></text:p>
      <text:p text:style-name="P8"/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FIRMA RESPONSIBLE TÉCNICO</text:p>
          </table:table-cell>
          <table:table-cell table:style-name="Tabla6.A1" office:value-type="string">
            <text:p text:style-name="P10">FIRMA RESPONSIBLE INSTALACIÓN</text:p>
          </table:table-cell>
        </table:table-row>
        <table:table-row table:style-name="Tabla6.2">
          <table:table-cell table:style-name="Tabla6.A2" office:value-type="string">
            <text:p text:style-name="P16"><text:user-field-get text:name="py3o.o.manager_id.name">manager_id.name</text:user-field-get></text:p>
            <text:p text:style-name="P16"><text:user-field-get text:name="py3o.o.manager_id.identification_id">manager_id.identification_id</text:user-field-get></text:p>
          </table:table-cell>
          <table:table-cell table:style-name="Tabla6.B2" office:value-type="string">
            <text:p text:style-name="P16"><text:span text:style-name="T35">NOMBRE: </text:span><text:user-field-get text:name="py3o.o.signer_name">signer_name</text:user-field-get></text:p>
            <text:p text:style-name="P16"><text:span text:style-name="T35">DNI: </text:span><text:user-field-get text:name="py3o.o.signer_id">signer_id</text:user-field-get></text:p>
          </table:table-cell>
        </table:table-row>
      </table:table>
      <text:p text:style-name="P15"><text:span text:style-name="T8"><text:tab/></text:span><text:a xlink:type="simple" xlink:href="py3o:///for" text:style-name="Internet_20_link" text:visited-style-name="Visited_20_Internet_20_Link"><text:span text:style-name="T2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MP3">PARQUE EMPRESARIAL AS GÁNDARAS – PARCELA O43, 27003 – LUGO / CIF: B27141159</text:p>
              <text:p text:style-name="MP3">TEL. 982201960 / FAX. 982201992</text:p>
            </table:table-cell>
            <table:table-cell table:style-name="Tabla5.A1" office:value-type="string">
              <text:p text:style-name="MP4">CERTIFICADO DE LIMPIEZA Y DESINFECCIÓN</text:p>
              <text:p text:style-name="MP4"/>
              <text:p text:style-name="MP5">ROESB: 0163-GAL-SLU</text:p>
            </table:table-cell>
            <table:table-cell table:style-name="Tabla5.C1" office:value-type="string">
              <text:p text:style-name="MP6"/>
              <text:p text:style-name="MP6">CERTIFICADO Nº</text:p>
              <text:p text:style-name="MP6"/>
              <text:p text:style-name="MP7"><text:user-field-get text:name="py3o.objects.n_cert">n_cert</text:user-field-ge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6</meta:editing-cycles>
    <meta:print-date>2015-05-14T22:33:00</meta:print-date>
    <meta:creation-date>2017-11-11T18:19:00</meta:creation-date>
    <dc:date>2019-10-23T10:43:24.120468411</dc:date>
    <meta:editing-duration>PT24M32S</meta:editing-duration>
    <meta:generator>LibreOffice/6.0.7.3$Linux_X86_64 LibreOffice_project/00m0$Build-3</meta:generator>
    <meta:document-statistic meta:table-count="6" meta:image-count="1" meta:object-count="0" meta:page-count="1" meta:paragraph-count="72" meta:word-count="347" meta:character-count="3068" meta:non-whitespace-character-count="276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